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Estructura y comportamiento del servidor.</text:p>
      <text:p text:style-name="Standard"/>
      <text:p text:style-name="Standard"/>
      <text:p text:style-name="Standard">Al acceder a la pagina se carga la pagina principal, con la estructura que se representa en <text:a xlink:type="simple" xlink:href="../Pagina_principal.odg" text:style-name="Internet_20_link" text:visited-style-name="Visited_20_Internet_20_Link"><text:span text:style-name="T2">pagina principal</text:span></text:a></text:p>
      <text:p text:style-name="Standard"/>
      <text:p text:style-name="Standard">Al hacer clic en iniciar sesión se cierra esta pagina y se carga la <text:a xlink:type="simple" xlink:href="../Inicio_de_sesión.odg" text:style-name="Internet_20_link" text:visited-style-name="Visited_20_Internet_20_Link"><text:span text:style-name="T2">pagina de inicio de sesión</text:span></text:a> no sera necesario indicar si es un empresario o administrador porque lo comprobara el programa por defecto al hacer clic en inicio de sesión:</text:p>
      <text:p text:style-name="Standard"/>
      <text:p text:style-name="Standard"><text:tab/><text:span text:style-name="T3">En caso de un administrador</text:span> este se redirige a una nueva pagina con la estructura <text:tab/>representada en <text:a xlink:type="simple" xlink:href="../Pagina_admin.odg" text:style-name="Internet_20_link" text:visited-style-name="Visited_20_Internet_20_Link">pagina de administrador</text:a> la cual mostrara recuadros con las profesiones que <text:tab/>tenga el programa en ese momento, en estos recuadros podrá modificarlos, podrá añadir <text:tab/>nuevas profesiones de una en una haciendo clic en añadir nueva categoría y si desea eliminar <text:tab/>alguno debe dejar el recuadro en blanco, en un bloque aparecerán nuevas categorías que <text:tab/>solicita un empresario en forma de botón si lo selecciona y hace clic en añadir nueva <text:tab/>categoria se añade y si no se <text:tab/>selecciona se borra, guarda <text:s/>al hacer clic en Guardar cambios <text:tab/>es cuando se realizan las modificaciones en la base de datos, se cerrara la pagina y sesión.</text:p>
      <text:p text:style-name="Standard"/>
      <text:p text:style-name="Standard"><text:tab/><text:span text:style-name="T3">En caso de un empresario </text:span><text:span text:style-name="T4">iniciara sesión cubriendo el nombre apellidos DNI y contraseña, <text:tab/>al pulsar el botón inicio de sesión</text:span> se redirige a la pagina representada en la <text:a xlink:type="simple" xlink:href="../Pagina_Modificación_ofertas.odg" text:style-name="Internet_20_link" text:visited-style-name="Visited_20_Internet_20_Link"><text:span text:style-name="T2">Pagina de <text:tab/>modificación de ofertas</text:span></text:a> la cual mostrará su nombre todas las ofertas que el tiene <text:tab/>subidas con <text:tab/>el salario horario y jornada, en caso de algún recuadro en blanco en el momento </text:p>
      <text:p text:style-name="Standard"><text:tab/>de hacer clic en el botón inicio de sesión aparecerán esos recuadros en rojo hasta ser <text:tab/>cubiertos, en caso de error porque ese dato no se corresponde con ese usuario tambien se <text:tab/>mostrara en rojo.</text:p>
      <text:p text:style-name="P1"/>
      <text:p text:style-name="Standard"><text:span text:style-name="T2"><text:tab/>Al hacer clic en añadir oferta se redirige a la </text:span><text:a xlink:type="simple" xlink:href="../Pagina_empresario.odg" text:style-name="Internet_20_link" text:visited-style-name="Visited_20_Internet_20_Link"><text:span text:style-name="T1">pagina empresario</text:span></text:a><text:span text:style-name="T2"> la cual tendrá el <text:tab/>nombre de <text:tab/>las empresas en un desplegable, al hacer clic en una profesión esta se resaltara y <text:tab/>no <text:tab/>permitirá seleccionar otra profesión, en ese momento podrá añadir el salario neto, <text:tab/>seleccionar la <text:tab/>jornada e introducir el horario, entonces podrá guardar cambios, añadir una <text:tab/>nueva oferta a esta empresa haciendo clic en el botón añadir oferta, Cancelar lo cual cerrara <text:tab/>la pagina actual y volverá a abrir la pagina representada en </text:span><text:a xlink:type="simple" xlink:href="../Pagina_Modificación_ofertas.odg" text:style-name="Internet_20_link" text:visited-style-name="Visited_20_Internet_20_Link"><text:span text:style-name="T1">pagina <text:s/>modificación de ofertas</text:span></text:a><text:span text:style-name="T2"> <text:tab/>el salario neto y el horario se introducirá en el recuadro correspondiente,</text:span></text:p>
      <text:p text:style-name="P1"><text:tab/>el botón solicitar nueva categoría abrirá un recuadro en el que podrá introducir una nueva <text:tab/>categoría, y al lado de este recuadro un botón que al hacer clic en el se le muestra esta a <text:tab/>todos los administradores como se describió anteriormente. Guardar cambios sirve para <text:tab/>guardar los cambios y <text:s/>cerrara la pagina actual y volverá a abrir la pagina representada en <text:tab/></text:p>
      <text:p text:style-name="Standard"><text:span text:style-name="T2"><text:tab/>la </text:span><text:a xlink:type="simple" xlink:href="../Pagina_Modificación_ofertas.odg" text:style-name="Internet_20_link" text:visited-style-name="Visited_20_Internet_20_Link"><text:span text:style-name="T1">pagina de modificación de ofertas</text:span></text:a><text:span text:style-name="T2">.</text:span></text:p>
      <text:p text:style-name="Standard"/>
      <text:p text:style-name="Standard"><text:span text:style-name="T2"><text:tab/>En caso de tener una oferta seleccionada y hacer clic en modificar oferta se dirige a la <text:tab/>misma pagina </text:span><text:a xlink:type="simple" xlink:href="../Pagina_empresario.odg" text:style-name="Internet_20_link" text:visited-style-name="Visited_20_Internet_20_Link"><text:span text:style-name="T1">pagina de empresario</text:span></text:a><text:span text:style-name="T2"> con los datos de la oferta ya escritos y <text:tab/>seleccionados para modificarlos en esta pudendo hacer las mismas opciones que al añadirla.</text:span></text:p>
      <text:p text:style-name="P1"/>
      <text:p text:style-name="P1"><text:tab/>Al hacer clic en añadir empresa se redirige a la <text:a xlink:type="simple" xlink:href="../Pagina_de_registro.odg" text:style-name="Internet_20_link" text:visited-style-name="Visited_20_Internet_20_Link">pagina de registro</text:a> con los datos cubiertos y <text:tab/>modificables excepto nombre y apellidos.</text:p>
      <text:p text:style-name="P1"/>
      <text:p text:style-name="Standard"><text:span text:style-name="T2"><text:tab/>El cierre de sesión del empresario se hará haciendo clic en en botón Cerrar sesión en la <text:tab/></text:span><text:a xlink:type="simple" xlink:href="../Pagina_Modificación_ofertas.odg" text:style-name="Internet_20_link" text:visited-style-name="Visited_20_Internet_20_Link"><text:span text:style-name="T1">pagina de modificación de ofertas</text:span></text:a><text:span text:style-name="T1">,</text:span><text:span text:style-name="T2"> o pasados cinco minutos sin actividad.</text:span></text:p>
      <text:p text:style-name="P1"/>
      <text:p text:style-name="Standard"><text:span text:style-name="T2">El registro se hará entrando en la pagina (</text:span><text:a xlink:type="simple" xlink:href="../Pagina_principal.odg" text:style-name="Internet_20_link" text:visited-style-name="Visited_20_Internet_20_Link"><text:span text:style-name="T1">Pagina principal</text:span></text:a><text:span text:style-name="T2">), haciendo clic en inicio de sesión lo que </text:span><text:soft-page-break/><text:span text:style-name="T2">cargara la </text:span><text:a xlink:type="simple" xlink:href="../Inicio_de_sesión.odg" text:style-name="Internet_20_link" text:visited-style-name="Visited_20_Internet_20_Link"><text:span text:style-name="T1">pagina de inicio de sesión</text:span></text:a><text:span text:style-name="T2">, y en esta habrá que hacer clic en el enlace creado para acceder a la </text:span><text:a xlink:type="simple" xlink:href="../Pagina_de_registro.odg" text:style-name="Internet_20_link" text:visited-style-name="Visited_20_Internet_20_Link"><text:span text:style-name="T1">pagina de registro</text:span></text:a><text:span text:style-name="T2"> en la que se tendrán que cubrir todos los campos, al hacer clic en agregar empresa se abrirá la </text:span><text:a xlink:type="simple" xlink:href="../ventana-emergente.odg" text:style-name="Internet_20_link" text:visited-style-name="Visited_20_Internet_20_Link"><text:span text:style-name="T1">ventana emergente</text:span></text:a><text:span text:style-name="T2">, en la que se le pedirá introducir los datos de la empresa (Nombre de empresa, Dirección, Lugar, Provincia, Email, NºTeléfono, 2ºEmail, 2ºnº de teléfono) al aceptar, se cerrara la ventana emergente y aparecerán estos datos en el recuadro situado al lado izquierdo del botón agrear empresa, si selecciona una empresa dentro del recuadro y hace clic en eliminar empresa esta se borrara con las ofertas que tenga asignadas, al guardar se guardan todos los datos en la base de datos mysql, si está algún recuadro en blanco excepto los opcionales (2ºEmail y 2º nº de teléfono) no permitirá guardar y mostrara los recuadros que estén sin cubrir en color rojo.</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ucida Sans" fo:font-size="31.5pt" fo:font-style="normal" fo:text-shadow="none" style:text-underline-style="none" fo:font-weight="normal" style:letter-kerning="true" style:font-name-asian="Lucida Sans" style:font-size-asian="31.5pt" style:font-style-asian="normal" style:font-weight-asian="normal" style:font-name-complex="Lucida Sans"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ucida Sans" fo:font-size="44pt" fo:font-style="normal" fo:text-shadow="none" style:text-underline-style="none" fo:font-weight="normal" style:letter-kerning="true" style:font-name-asian="Lucida Sans" style:font-size-asian="44pt" style:font-style-asian="normal" style:font-weight-asian="normal" style:font-name-complex="Lucida Sans"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ucida Sans" fo:font-size="44pt" fo:font-style="normal" fo:text-shadow="none" style:text-underline-style="none" fo:font-weight="normal" style:letter-kerning="true" style:font-name-asian="Lucida Sans" style:font-size-asian="44pt" style:font-style-asian="normal" style:font-weight-asian="normal" style:font-name-complex="Lucida Sans"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ucida Sans" fo:font-size="31.5pt" fo:font-style="normal" fo:text-shadow="none" style:text-underline-style="none" fo:font-weight="normal" style:letter-kerning="true" style:font-name-asian="Lucida Sans" style:font-size-asian="31.5pt" style:font-style-asian="normal" style:font-weight-asian="normal" style:font-name-complex="Lucida Sans"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3T13:11:30.27</meta:creation-date>
    <dc:date>2020-09-07T11:36:08.41</dc:date>
    <meta:editing-duration>PT4H21M8S</meta:editing-duration>
    <meta:editing-cycles>26</meta:editing-cycles>
    <meta:generator>OpenOffice/4.1.7$Win32 OpenOffice.org_project/417m1$Build-9800</meta:generator>
    <meta:document-statistic meta:table-count="0" meta:image-count="0" meta:object-count="0" meta:page-count="2" meta:paragraph-count="13" meta:word-count="724" meta:character-count="4240"/>
  </office:meta>
</office:document-meta>
</file>